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3.8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208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1ae36" officeooo:paragraph-rsid="0011ae36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11ae36" officeooo:paragraph-rsid="0011ae36" style:font-weight-asian="bold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12058d" officeooo:paragraph-rsid="0012058d" style:font-weight-asian="bold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bold" officeooo:rsid="002bee04" officeooo:paragraph-rsid="002bee04" style:font-weight-asian="bold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16d64e" officeooo:paragraph-rsid="0016d64e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2bd9fc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2e3119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3659cf"/>
    </style:style>
    <style:style style:name="P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11ae36"/>
    </style:style>
    <style:style style:name="P10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officeooo:paragraph-rsid="00353754"/>
    </style:style>
    <style:style style:name="P1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3659cf" officeooo:paragraph-rsid="003659cf" style:font-weight-asian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weight="normal" officeooo:rsid="002cafca" officeooo:paragraph-rsid="002bd9fc" style:font-weight-asian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336db9" officeooo:paragraph-rsid="00336db9" fo:background-color="transparent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tyle="italic" officeooo:rsid="003e227c" officeooo:paragraph-rsid="001e6654" style:font-style-asian="italic" style:font-style-complex="italic"/>
    </style:style>
    <style:style style:name="P1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tyle="italic" officeooo:rsid="005c93c7" officeooo:paragraph-rsid="005c93c7" style:font-style-asian="italic" style:font-style-complex="italic"/>
    </style:style>
    <style:style style:name="P16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fo:font-weight="bold" officeooo:rsid="0012058d" officeooo:paragraph-rsid="0012058d" style:font-weight-asian="bold" style:font-weight-complex="bold"/>
    </style:style>
    <style:style style:name="P17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officeooo:paragraph-rsid="0011ae36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9cd" officeooo:paragraph-rsid="001e29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rsid="005c3138" officeooo:paragraph-rsid="005984ac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f1b7" officeooo:paragraph-rsid="005df1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df1b7" officeooo:paragraph-rsid="005df1b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f4e42" officeooo:paragraph-rsid="005f4e4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d9fc" style:font-weight-asian="normal" style:font-weight-complex="normal"/>
    </style:style>
    <style:style style:name="T3" style:family="text">
      <style:text-properties fo:font-weight="normal" officeooo:rsid="002bee04" style:font-weight-asian="normal" style:font-weight-complex="normal"/>
    </style:style>
    <style:style style:name="T4" style:family="text">
      <style:text-properties fo:font-weight="normal" officeooo:rsid="002e3119" style:font-weight-asian="normal" style:font-weight-complex="normal"/>
    </style:style>
    <style:style style:name="T5" style:family="text">
      <style:text-properties fo:font-weight="normal" officeooo:rsid="002e0b05" style:font-weight-asian="normal" style:font-weight-complex="normal"/>
    </style:style>
    <style:style style:name="T6" style:family="text">
      <style:text-properties fo:font-weight="normal" officeooo:rsid="00323253" style:font-weight-asian="normal" style:font-weight-complex="normal"/>
    </style:style>
    <style:style style:name="T7" style:family="text">
      <style:text-properties fo:font-weight="normal" officeooo:rsid="0033339f" style:font-weight-asian="normal" style:font-weight-complex="normal"/>
    </style:style>
    <style:style style:name="T8" style:family="text">
      <style:text-properties fo:font-weight="normal" officeooo:rsid="00336db9" style:font-weight-asian="normal" style:font-weight-complex="normal"/>
    </style:style>
    <style:style style:name="T9" style:family="text">
      <style:text-properties fo:font-weight="normal" officeooo:rsid="00353754" style:font-weight-asian="normal" style:font-weight-complex="normal"/>
    </style:style>
    <style:style style:name="T10" style:family="text">
      <style:text-properties fo:font-weight="normal" officeooo:rsid="0036f57a" style:font-weight-asian="normal" style:font-weight-complex="normal"/>
    </style:style>
    <style:style style:name="T11" style:family="text">
      <style:text-properties fo:font-weight="normal" officeooo:rsid="003659cf" style:font-weight-asian="normal" style:font-weight-complex="normal"/>
    </style:style>
    <style:style style:name="T12" style:family="text">
      <style:text-properties fo:font-weight="normal" officeooo:rsid="00380d4b" style:font-weight-asian="normal" style:font-weight-complex="normal"/>
    </style:style>
    <style:style style:name="T13" style:family="text">
      <style:text-properties fo:font-weight="normal" officeooo:rsid="003c245c" style:font-weight-asian="normal" style:font-weight-complex="normal"/>
    </style:style>
    <style:style style:name="T14" style:family="text">
      <style:text-properties fo:font-weight="normal" officeooo:rsid="005984ac" style:font-weight-asian="normal" style:font-weight-complex="normal"/>
    </style:style>
    <style:style style:name="T15" style:family="text">
      <style:text-properties fo:font-weight="normal" officeooo:rsid="005c3138" style:font-weight-asian="normal" style:font-weight-complex="normal"/>
    </style:style>
    <style:style style:name="T16" style:family="text">
      <style:text-properties fo:font-weight="normal" officeooo:rsid="002e3119" fo:background-color="#ffff00" loext:char-shading-value="0" style:font-weight-asian="normal" style:font-weight-complex="normal"/>
    </style:style>
    <style:style style:name="T17" style:family="text">
      <style:text-properties fo:font-weight="normal" officeooo:rsid="002e3119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e3119" fo:background-color="transparent" loext:char-shading-value="0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2083d8"/>
    </style:style>
    <style:style style:name="T21" style:family="text">
      <style:text-properties officeooo:rsid="005984ac"/>
    </style:style>
    <style:style style:name="T22" style:family="text">
      <style:text-properties officeooo:rsid="00353754"/>
    </style:style>
    <style:style style:name="T23" style:family="text">
      <style:text-properties fo:font-weight="bold" officeooo:rsid="0011ae36" style:font-weight-asian="bold" style:font-weight-complex="bold"/>
    </style:style>
    <style:style style:name="T24" style:family="text">
      <style:text-properties fo:font-weight="bold" officeooo:rsid="005984ac" style:font-weight-asian="bold" style:font-weight-complex="bold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5df1b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6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2">Part </text:span><text:span text:style-name="T21">2</text:span><text:span text:style-name="T22"> &amp; Part </text:span><text:span text:style-name="T21">3</text:span></text:p>
      <text:p text:style-name="P3">Introduction</text:p>
      <text:p text:style-name="P8"><text:span text:style-name="T6"/></text:p>
      <text:p text:style-name="P7"><text:span text:style-name="T3">S</text:span><text:span text:style-name="T4">elf Evaluation: <text:tab/></text:span><text:span text:style-name="T18">Mastery</text:span><text:span text:style-name="T17"> / Progressing / Needs Improvement</text:span></text:p>
      <text:p text:style-name="P6"><text:span text:style-name="T3">Due date</text:span><text:span text:style-name="T2">: <text:tab/><text:tab/>2021-09-</text:span><text:span text:style-name="T14">17</text:span></text:p>
      <text:p text:style-name="P6"><text:span text:style-name="T3">Completion</text:span><text:span text:style-name="T2">: <text:tab/><text:tab/></text:span></text:p>
      <text:p text:style-name="P13"><text:span text:style-name="T2">G</text:span><text:span text:style-name="T1">itHub: <text:tab/><text:tab/></text:span><text:a xlink:type="simple" xlink:href="https://github.com/ZDGharst/FullStackOpen" text:style-name="Internet_20_link" text:visited-style-name="Visited_20_Internet_20_Link"><text:span text:style-name="T1">https://github.com/ZDGharst/FullStackOpen</text:span></text:a></text:p>
      <text:p text:style-name="P12"/>
      <text:p text:style-name="P2"/>
      <text:p text:style-name="P17"><text:span text:style-name="T23">Part </text:span><text:span text:style-name="T24">2</text:span><text:span text:style-name="T23"> – Fundamentals of Web apps</text:span></text:p>
      <text:p text:style-name="P15">Part2a <text:span text:style-name="T19">is about rendering collections and modules.</text:span></text:p>
      <text:p text:style-name="P5"/>
      <text:p text:style-name="P9"><text:span text:style-name="T23">Part </text:span><text:span text:style-name="T24">3</text:span><text:span text:style-name="T23"> – Introduction to React</text:span></text:p>
      <text:p text:style-name="P14"/>
      <text:p text:style-name="P16">Deliverable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Exercise</text:p>
          </table:table-cell>
          <table:table-cell table:style-name="Table1.A1" office:value-type="string">
            <text:p text:style-name="P18">Commit / <text:span text:style-name="T20">Link</text:span></text:p>
          </table:table-cell>
          <table:table-cell table:style-name="Table1.A1" office:value-type="string">
            <text:p text:style-name="P18">Diff</text:p>
          </table:table-cell>
          <table:table-cell table:style-name="Table1.D1" office:value-type="string">
            <text:p text:style-name="P18">Notes</text:p>
          </table:table-cell>
        </table:table-row>
        <table:table-row table:style-name="Table1.2">
          <table:table-cell table:style-name="Table1.A2" office:value-type="string">
            <text:p text:style-name="P21">2.1</text:p>
          </table:table-cell>
          <table:table-cell table:style-name="Table1.A2" office:value-type="string">
            <text:p text:style-name="P23"><text:a xlink:type="simple" xlink:href="https://github.com/ZDGharst/FullStackOpen/tree/81f1ce5ebb2491fd2f75240ce84f0d5611da6fd7" text:style-name="Internet_20_link" text:visited-style-name="Visited_20_Internet_20_Link">81f1ce5</text:a></text:p>
          </table:table-cell>
          <table:table-cell table:style-name="Table1.A2" office:value-type="string">
            <text:p text:style-name="P23"><text:a xlink:type="simple" xlink:href="https://github.com/ZDGharst/FullStackOpen/compare/81f1ce5%5E%5E...81f1ce5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2</text:p>
          </table:table-cell>
          <table:table-cell table:style-name="Table1.A2" office:value-type="string">
            <text:p text:style-name="P23"><text:a xlink:type="simple" xlink:href="https://github.com/ZDGharst/FullStackOpen/tree/8e413e72e1b0ea20a5a6551f002a2604fc836f29" text:style-name="Internet_20_link" text:visited-style-name="Visited_20_Internet_20_Link">8e413e7</text:a></text:p>
          </table:table-cell>
          <table:table-cell table:style-name="Table1.A2" office:value-type="string">
            <text:p text:style-name="P23"><text:a xlink:type="simple" xlink:href="https://github.com/ZDGharst/FullStackOpen/commit/8e413e72e1b0ea20a5a6551f002a2604fc836f29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3</text:p>
          </table:table-cell>
          <table:table-cell table:style-name="Table1.D2" table:number-columns-spanned="3" office:value-type="string">
            <text:p text:style-name="P24">This exercise is a refactor of the sum of exercises within the app to use the reduce functional programming function; I already did this, so no refactor needed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1">2.4</text:p>
          </table:table-cell>
          <table:table-cell table:style-name="Table1.A2" office:value-type="string">
            <text:p text:style-name="P23"><text:a xlink:type="simple" xlink:href="https://github.com/ZDGharst/FullStackOpen/tree/309819ab7a266f83db37f92b257dfef73efcdf38" text:style-name="Internet_20_link" text:visited-style-name="Visited_20_Internet_20_Link">309819a</text:a></text:p>
          </table:table-cell>
          <table:table-cell table:style-name="Table1.A2" office:value-type="string">
            <text:p text:style-name="P23"><text:a xlink:type="simple" xlink:href="https://github.com/ZDGharst/FullStackOpen/commit/309819ab7a266f83db37f92b257dfef73efcdf38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5</text:p>
          </table:table-cell>
          <table:table-cell table:style-name="Table1.A2" office:value-type="string">
            <text:p text:style-name="P23"><text:a xlink:type="simple" xlink:href="https://github.com/ZDGharst/FullStackOpen/tree/176488faa61341376954a6f5a01d0923b550aae8" text:style-name="Internet_20_link" text:visited-style-name="Visited_20_Internet_20_Link">176488f</text:a></text:p>
          </table:table-cell>
          <table:table-cell table:style-name="Table1.A2" office:value-type="string">
            <text:p text:style-name="P23"><text:a xlink:type="simple" xlink:href="https://github.com/ZDGharst/FullStackOpen/commit/176488faa61341376954a6f5a01d0923b550aae8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6</text:p>
          </table:table-cell>
          <table:table-cell table:style-name="Table1.A2" office:value-type="string">
            <text:p text:style-name="P23"><text:a xlink:type="simple" xlink:href="https://github.com/ZDGharst/FullStackOpen/tree/7806fd4606bc8b7d87dfe9ca7431906f125c701b" text:style-name="Internet_20_link" text:visited-style-name="Visited_20_Internet_20_Link">7806fd4</text:a></text:p>
          </table:table-cell>
          <table:table-cell table:style-name="Table1.A2" office:value-type="string">
            <text:p text:style-name="P23"><text:a xlink:type="simple" xlink:href="https://github.com/ZDGharst/FullStackOpen/commit/7806fd4606bc8b7d87dfe9ca7431906f125c701b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7</text:p>
          </table:table-cell>
          <table:table-cell table:style-name="Table1.A2" office:value-type="string">
            <text:p text:style-name="P23"><text:a xlink:type="simple" xlink:href="https://github.com/ZDGharst/FullStackOpen/tree/1b08605b4f3f3b9f5888c3811769bbf0e9f80597" text:style-name="Internet_20_link" text:visited-style-name="Visited_20_Internet_20_Link">1b08605</text:a></text:p>
          </table:table-cell>
          <table:table-cell table:style-name="Table1.A2" office:value-type="string">
            <text:p text:style-name="P23"><text:a xlink:type="simple" xlink:href="https://github.com/ZDGharst/FullStackOpen/commit/1b08605b4f3f3b9f5888c3811769bbf0e9f80597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8</text:p>
          </table:table-cell>
          <table:table-cell table:style-name="Table1.A2" office:value-type="string">
            <text:p text:style-name="P23"><text:a xlink:type="simple" xlink:href="https://github.com/ZDGharst/FullStackOpen/tree/114c2d6f6c3fce254f569555c9656707ab4457a9" text:style-name="Internet_20_link" text:visited-style-name="Visited_20_Internet_20_Link">114c2d6</text:a></text:p>
          </table:table-cell>
          <table:table-cell table:style-name="Table1.A2" office:value-type="string">
            <text:p text:style-name="P23"><text:a xlink:type="simple" xlink:href="https://github.com/ZDGharst/FullStackOpen/commit/114c2d6f6c3fce254f569555c9656707ab4457a9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9</text:p>
          </table:table-cell>
          <table:table-cell table:style-name="Table1.A2" office:value-type="string">
            <text:p text:style-name="P19"><text:a xlink:type="simple" xlink:href="https://github.com/ZDGharst/FullStackOpen/tree/a62347ba5f40905ec619dc6eb831125443d62c64" text:style-name="Internet_20_link" text:visited-style-name="Visited_20_Internet_20_Link"><text:span text:style-name="T26">a62347b</text:span></text:a></text:p>
          </table:table-cell>
          <table:table-cell table:style-name="Table1.A2" office:value-type="string">
            <text:p text:style-name="P23"><text:a xlink:type="simple" xlink:href="https://github.com/ZDGharst/FullStackOpen/commit/a62347ba5f40905ec619dc6eb831125443d62c64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10</text:p>
          </table:table-cell>
          <table:table-cell table:style-name="Table1.A2" office:value-type="string">
            <text:p text:style-name="P23"><text:a xlink:type="simple" xlink:href="https://github.com/ZDGharst/FullStackOpen/tree/04d17ed4396b6589dc830a78047fa95af901c673" text:style-name="Internet_20_link" text:visited-style-name="Visited_20_Internet_20_Link">04d17ed</text:a></text:p>
          </table:table-cell>
          <table:table-cell table:style-name="Table1.A2" office:value-type="string">
            <text:p text:style-name="P23"><text:a xlink:type="simple" xlink:href="https://github.com/ZDGharst/FullStackOpen/commit/04d17ed4396b6589dc830a78047fa95af901c673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1">2.11</text:p>
          </table:table-cell>
          <table:table-cell table:style-name="Table1.A2" office:value-type="string">
            <text:p text:style-name="P23"><text:a xlink:type="simple" xlink:href="https://github.com/ZDGharst/FullStackOpen/tree/8a00d4a3ba7136e05184815bc70047242ff44382" text:style-name="Internet_20_link" text:visited-style-name="Visited_20_Internet_20_Link">8a00d4a</text:a></text:p>
          </table:table-cell>
          <table:table-cell table:style-name="Table1.A2" office:value-type="string">
            <text:p text:style-name="P23"><text:a xlink:type="simple" xlink:href="https://github.com/ZDGharst/FullStackOpen/commit/8a00d4a3ba7136e05184815bc70047242ff44382" text:style-name="Internet_20_link" text:visited-style-name="Visited_20_Internet_20_Link">diff</text:a></text:p>
          </table:table-cell>
          <table:table-cell table:style-name="Table1.D2" office:value-type="string">
            <text:p text:style-name="P19"/>
          </table:table-cell>
        </table:table-row>
      </table:table>
      <text:p text:style-name="P11"/>
      <text:p text:style-name="P4">Supplementary Material</text:p>
      <text:p text:style-name="P20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1ae36" officeooo:paragraph-rsid="0011ae3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Zach Gharst<text:tab/>Directed Readings – Full Stack Open<text:tab/>CS 49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9:42:15.491773633</meta:creation-date>
    <dc:date>2021-09-02T20:48:36.029961797</dc:date>
    <meta:editing-duration>PT5H44M46S</meta:editing-duration>
    <meta:editing-cycles>62</meta:editing-cycles>
    <meta:generator>LibreOffice/6.4.7.2$Linux_X86_64 LibreOffice_project/40$Build-2</meta:generator>
    <meta:document-statistic meta:table-count="1" meta:image-count="0" meta:object-count="0" meta:page-count="3" meta:paragraph-count="48" meta:word-count="115" meta:character-count="709" meta:non-whitespace-character-count="631"/>
  </office:meta>
</office:document-meta>
</file>